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>
      <style:paragraph-properties fo:margin-top="0in" fo:margin-bottom="0in" fo:padding="0.0193in" fo:border="0.0138in solid #000000"/>
    </style:style>
    <style:style style:name="P8" style:family="paragraph" style:parent-style-name="Text_20_body">
      <style:paragraph-properties fo:padding="0.0193in" fo:border="0.0008in solid #d9d9e3"/>
    </style:style>
    <style:style style:name="P9" style:family="paragraph" style:parent-style-name="Text_20_body" style:list-style-name="L1">
      <style:paragraph-properties fo:padding="0.0193in" fo:border="0.0008in solid #d9d9e3"/>
    </style:style>
    <style:style style:name="P10" style:family="paragraph" style:parent-style-name="Text_20_body" style:list-style-name="L2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бота с функциями темы, хуками и фильтрами - развернутый ответ - чтобы получить полную информацию и понимание, для професиональной разработки</text:p>
      <text:p text:style-name="P1">ChatGPT</text:p>
      <text:p text:style-name="P2">ChatGPT</text:p>
      <text:p text:style-name="P8">Работа с функциями темы, хуками и фильтрами в WordPress играет ключевую роль в создании гибких и мощных тем. Это основные инструменты для управления поведением и внешним видом вашей темы. Взглянем на каждый из этих элементов подробнее:</text:p>
      <text:h text:style-name="P13" text:outline-level="3">Функции темы в WordPress:</text:h>
      <text:p text:style-name="P8">Функции темы представляют собой PHP-функции, которые позволяют вам изменять и расширять функциональность вашей темы. Они могут использоваться для:</text:p>
      <text:list xml:id="list408182881239386979" text:style-name="L1">
        <text:list-item>
          <text:p text:style-name="P3"><text:span text:style-name="Strong_20_Emphasis">Создания пользовательских функций:</text:span> Добавление новых возможностей, адаптация функциональности WordPress под ваши потребности.</text:p>
        </text:list-item>
        <text:list-item>
          <text:p text:style-name="P3"><text:span text:style-name="Strong_20_Emphasis">Управления выводом контента:</text:span> Вывод постов, пользовательских полей, настройка макета и т.д.</text:p>
        </text:list-item>
        <text:list-item>
          <text:p text:style-name="P9"><text:span text:style-name="Strong_20_Emphasis">Настройки темы:</text:span> Управление параметрами темы через панель управления.</text:p>
        </text:list-item>
      </text:list>
      <text:h text:style-name="P13" text:outline-level="3">Хуки (Hooks) в WordPress:</text:h>
      <text:p text:style-name="P8">Хуки - это точки в коде WordPress, где вы можете встраиваться с вашим собственным кодом для выполнения определенных действий в определенные моменты времени. Они делятся на два типа:</text:p>
      <text:list xml:id="list4789221627545723523" text:style-name="L2">
        <text:list-item>
          <text:p text:style-name="P4"><text:span text:style-name="Strong_20_Emphasis">Action Hooks (Хуки действий):</text:span> Эти хуки позволяют вам выполнить свой код в определенные моменты времени, например, после сохранения поста или перед выводом содержимого.</text:p>
        </text:list-item>
        <text:list-item>
          <text:p text:style-name="P10"><text:span text:style-name="Strong_20_Emphasis">Filter Hooks (Хуки фильтров):</text:span> Они позволяют вам изменять данные до их вывода или обработки, такие как изменение текста, заголовков, URL и т.д.</text:p>
        </text:list-item>
      </text:list>
      <text:p text:style-name="P8">Использование хуков делает вашу тему более гибкой, поскольку они позволяют другим разработчикам или даже самому WordPress встраиваться в вашу тему.</text:p>
      <text:h text:style-name="P13" text:outline-level="3">Фильтры (Filters) в WordPress:</text:h>
      <text:p text:style-name="P8">Фильтры предоставляют возможность изменять данные, проходящие через них, до того как они будут использованы. Они могут быть использованы для:</text:p>
      <text:list xml:id="list9111309657034155360" text:style-name="L3">
        <text:list-item>
          <text:p text:style-name="P5"><text:span text:style-name="Strong_20_Emphasis">Изменения текста:</text:span> Например, замена определенных слов или фраз.</text:p>
        </text:list-item>
        <text:list-item>
          <text:p text:style-name="P5"><text:span text:style-name="Strong_20_Emphasis">Модификации атрибутов:</text:span> Изменение атрибутов изображений, ссылок и прочего.</text:p>
        </text:list-item>
        <text:list-item>
          <text:p text:style-name="P11"><text:span text:style-name="Strong_20_Emphasis">Форматирования вывода:</text:span> Форматирование дат, времени, контента и т.д.</text:p>
        </text:list-item>
      </text:list>
      <text:p text:style-name="P8">Понимание использования фильтров дает вам возможность динамически изменять данные на вашем сайте без изменения исходного кода.</text:p>
      <text:h text:style-name="P13" text:outline-level="3">Профессиональная разработка с функциями темы, хуками и фильтрами:</text:h>
      <text:list xml:id="list789781238593179891" text:style-name="L4">
        <text:list-item>
          <text:p text:style-name="P6"><text:span text:style-name="Strong_20_Emphasis">Глубокое понимание API WordPress:</text:span> Это включает в себя знание доступных хуков и фильтров в ядре WordPress, а также их использование для создания качественного кода.</text:p>
        </text:list-item>
        <text:list-item>
          <text:p text:style-name="P6"><text:span text:style-name="Strong_20_Emphasis">Умение создавать гибкие темы:</text:span> Понимание того, как использовать функции темы, <text:soft-page-break/>хуки и фильтры для создания тем, которые могут легко настраиваться и расширяться.</text:p>
        </text:list-item>
        <text:list-item>
          <text:p text:style-name="P12"><text:span text:style-name="Strong_20_Emphasis">Безопасность и оптимизация:</text:span> Важно учитывать безопасность кода и его оптимизацию при использовании функций темы, хуков и фильтров.</text:p>
        </text:list-item>
      </text:list>
      <text:p text:style-name="P8">Работа с функциями темы, хуками и фильтрами в WordPress требует практики и понимания принципов их использования. Это мощные инструменты, которые помогают создавать гибкие и профессиональные темы для WordPress.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23:04:34.15</dc:date>
    <meta:document-statistic meta:table-count="0" meta:image-count="0" meta:object-count="0" meta:page-count="2" meta:paragraph-count="25" meta:word-count="381" meta:character-count="2740"/>
    <dc:creator>Dima Wide</dc:creator>
    <meta:user-defined meta:name="Info 1"/>
    <meta:user-defined meta:name="Info 2"/>
    <meta:user-defined meta:name="Info 3"/>
    <meta:user-defined meta:name="Info 4"/>
  </office:meta>
</office:document-meta>
</file>